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style:page-number="1"/>
    </style:style>
    <style:style style:name="P2" style:parent-style-name="Heading1" style:family="paragraph">
      <style:paragraph-properties fo:break-before="page"/>
    </style:style>
    <style:style style:name="P3" style:parent-style-name="Heading1" style:family="paragraph">
      <style:paragraph-properties fo:break-before="page"/>
    </style:style>
    <style:style style:name="P4" style:parent-style-name="Heading2" style:family="paragraph">
      <style:paragraph-properties fo:break-before="page"/>
    </style:style>
    <style:style style:name="P5" style:parent-style-name="Heading3" style:family="paragraph">
      <style:paragraph-properties fo:break-before="page"/>
    </style:style>
    <style:style style:name="P6" style:parent-style-name="Heading3" style:family="paragraph">
      <style:paragraph-properties fo:break-before="page"/>
    </style:style>
    <style:style style:name="P7" style:parent-style-name="Heading3" style:family="paragraph">
      <style:paragraph-properties fo:break-before="page"/>
    </style:style>
    <style:style style:name="P8" style:parent-style-name="Heading2" style:family="paragraph">
      <style:paragraph-properties fo:break-before="page"/>
    </style:style>
    <style:style style:name="P9" style:parent-style-name="Heading2" style:family="paragraph">
      <style:paragraph-properties fo:break-before="page"/>
    </style:style>
  </office:automatic-styles>
  <office:body>
    <office:text text:use-soft-page-breaks="true">
      <text:h text:style-name="P1" text:outline-level="1"><text:bookmark-start text:name="_ojyxhacdfhqq"/><text:bookmark-end text:name="_ojyxhacdfhqq"/>Characters:</text:h>
      <text:p text:style-name="Standard">Joy Öus - titular character</text:p>
      <text:p text:style-name="Standard">Woe Ihz - the player character--Joy's inner voice.</text:p>
      <text:p text:style-name="Standard">Pompo Sprick / Nar Casist - vet technician, thinks he's got the world all figured out and overconfident about it</text:p>
      <text:p text:style-name="Standard">Glasha Fuhl - veterinarian already at the clinic, becomes friends with Joy</text:p>
      <text:p text:style-name="Standard"/>
      <text:h text:style-name="P2" text:outline-level="1"><text:bookmark-start text:name="_hynvnyk5o8jx"/><text:bookmark-start text:name="_m4pgwbq0buwl"/><text:bookmark-end text:name="_hynvnyk5o8jx"/><text:bookmark-end text:name="_m4pgwbq0buwl"/><text:soft-page-break/>Scenes Outline</text:h>
      <text:p text:style-name="Standard"/>
      <text:h text:style-name="Heading2" text:outline-level="2"><text:bookmark-start text:name="_3cbvczo8h10e"/><text:bookmark-end text:name="_3cbvczo8h10e"/>Act I</text:h>
      <text:p text:style-name="Standard"/>
      <text:p text:style-name="Standard"/>
      <text:h text:style-name="Heading2" text:outline-level="2"><text:bookmark-start text:name="_h94z6iwqnxek"/><text:bookmark-end text:name="_h94z6iwqnxek"/>Act II</text:h>
      <text:p text:style-name="Standard"/>
      <text:p text:style-name="Standard"/>
      <text:h text:style-name="Heading2" text:outline-level="2"><text:bookmark-start text:name="_al2vao96eynf"/><text:bookmark-end text:name="_al2vao96eynf"/>Act III</text:h>
      <text:p text:style-name="Standard"/>
      <text:p text:style-name="Standard"/>
      <text:h text:style-name="P3" text:outline-level="1"><text:bookmark-start text:name="_hpwgimpfuhfp"/><text:bookmark-start text:name="_2o9bvqgbn3do"/><text:bookmark-end text:name="_hpwgimpfuhfp"/><text:bookmark-end text:name="_2o9bvqgbn3do"/><text:soft-page-break/>Scenes w/ Dialogue</text:h>
      <text:p text:style-name="Standard"/>
      <text:h text:style-name="P4" text:outline-level="2"><text:bookmark-start text:name="_k7mbtepmmq6x"/><text:bookmark-start text:name="_1hadi7rpxih3"/><text:bookmark-end text:name="_k7mbtepmmq6x"/><text:bookmark-end text:name="_1hadi7rpxih3"/><text:soft-page-break/>Act I</text:h>
      <text:p text:style-name="Standard"/>
      <text:h text:style-name="P5" text:outline-level="3"><text:bookmark-start text:name="_obe3tf57ary"/><text:bookmark-start text:name="_d3iixxszs039"/><text:bookmark-end text:name="_obe3tf57ary"/><text:bookmark-end text:name="_d3iixxszs039"/><text:soft-page-break/>SCENE 50 - INT. BREAK ROOM - DAY - JOY, exhausted from a minigame, gets asked out by POMPO.</text:h>
      <text:p text:style-name="Standard"/>
      <text:p text:style-name="Standard">JOY</text:p>
      <text:p text:style-name="Standard">I'm exhausted! One more thing and I swear to god--</text:p>
      <text:p text:style-name="Standard"/>
      <text:p text:style-name="Standard">POMPO</text:p>
      <text:p text:style-name="Standard">Well look who it is! And here I thought today couldn't get any better!</text:p>
      <text:p text:style-name="Standard"/>
      <text:p text:style-name="Standard">JOY</text:p>
      <text:p text:style-name="Standard">Oh here we go.</text:p>
      <text:p text:style-name="Standard"/>
      <text:p text:style-name="Standard">JOY turns around to face POMPO.</text:p>
      <text:p text:style-name="Standard"/>
      <text:p text:style-name="Standard">JOY</text:p>
      <text:p text:style-name="Standard">What have you got for me this time?</text:p>
      <text:p text:style-name="Standard"/>
      <text:p text:style-name="Standard">POMPO</text:p>
      <text:p text:style-name="Standard">Oh don't be like that! The other techs are covering for me and I just finished up with GLASHA's client so this time it's not about work!</text:p>
      <text:p text:style-name="Standard"/>
      <text:p text:style-name="Standard">JOY</text:p>
      <text:p text:style-name="Standard">And what is that?</text:p>
      <text:p text:style-name="Standard"/>
      <text:p text:style-name="Standard">POMPO</text:p>
      <text:p text:style-name="Standard">There's this great coffee place in the plaza next door--it has the best dark roast. Let's hang out after work and I'll take you there!</text:p>
      <text:p text:style-name="Standard"/>
      <text:p text:style-name="Standard">JOY</text:p>
      <text:p text:style-name="Standard">You're... asking me out?</text:p>
      <text:p text:style-name="Standard"/>
      <text:p text:style-name="Standard">POMPO</text:p>
      <text:p text:style-name="Standard">Now we're getting the idea! Whaddya say?</text:p>
      <text:p text:style-name="Standard"/>
      <text:p text:style-name="Standard">JOY turns to WOE.</text:p>
      <text:p text:style-name="Standard"/>
      <text:p text:style-name="Standard">JOY</text:p>
      <text:p text:style-name="Standard">This is a bad idea right? This is a terrible idea, right?</text:p>
      <text:p text:style-name="Standard"/>
      <text:p text:style-name="Standard">WOE</text:p>
      <text:p text:style-name="Standard">a) he's cute</text:p>
      <text:p text:style-name="Standard">b) at the very least, its a free coffee!</text:p>
      <text:p text:style-name="Standard">c) NO SHOT, shoot him down!</text:p>
      <text:p text:style-name="Standard"/>
      <text:soft-page-break/>
      <text:p text:style-name="Standard">JOY</text:p>
      <text:p text:style-name="Standard">a) Bad JOY! Horny jail for you! Bad JOY!</text:p>
      <text:p text:style-name="Standard">b) Okay fine! I'll try to pretend his ick has magically vanished for the next 60 minutes! But there's NO WAY I'm letting this go further than coffee!</text:p>
      <text:p text:style-name="Standard">c) You know this guy will just ask again! I'll just turn him down at the shop while we talk. It'll be fineeeee!</text:p>
      <text:p text:style-name="Standard"/>
      <text:p text:style-name="Standard">JOY turns back.</text:p>
      <text:p text:style-name="Standard"/>
      <text:p text:style-name="Standard">JOY</text:p>
      <text:p text:style-name="Standard">Looks like I'll see you after shift.</text:p>
      <text:p text:style-name="Standard"/>
      <text:p text:style-name="Standard">POMPO</text:p>
      <text:p text:style-name="Standard">Sounds like a plan!</text:p>
      <text:p text:style-name="Standard"/>
      <text:p text:style-name="Standard"/>
      <text:p text:style-name="Standard"/>
      <text:h text:style-name="P6" text:outline-level="3"><text:bookmark-start text:name="_4jxocnbvi3pt"/><text:bookmark-start text:name="_52lxb0xabl0d"/><text:bookmark-end text:name="_4jxocnbvi3pt"/><text:bookmark-end text:name="_52lxb0xabl0d"/><text:soft-page-break/>SCENE 51 - INT. COFFEE SHOP - DAY - JOY sits across POMPO and they talk but JOY is not going to let POMPO romance them.</text:h>
      <text:p text:style-name="Standard"/>
      <text:p text:style-name="Standard">JOY and POMPO walk back to the table, coffee in hand, sit down, and start talking.</text:p>
      <text:p text:style-name="Standard"/>
      <text:p text:style-name="Standard">POMPO</text:p>
      <text:p text:style-name="Standard">I think the coffee got a little bit more expensive. And they still want tips?</text:p>
      <text:p text:style-name="Standard"/>
      <text:p text:style-name="Standard">JOY</text:p>
      <text:p text:style-name="Standard">What’s wrong with tips?</text:p>
      <text:p text:style-name="Standard"/>
      <text:p text:style-name="Standard">POMPO</text:p>
      <text:p text:style-name="Standard">Prices are so high, shouldn’t that mean that business is fine and they don’t need tips?</text:p>
      <text:p text:style-name="Standard"/>
      <text:p text:style-name="Standard">JOY</text:p>
      <text:p text:style-name="Standard">I’m pretty sure this place doesn’t pass on those profits to the barista. Prices went up for dog blood testing and our pay isn’t going to go up either.</text:p>
      <text:p text:style-name="Standard"/>
      <text:p text:style-name="Standard">POMPO</text:p>
      <text:p text:style-name="Standard">Sure it will! Once the government gets rid of all of the waste and abuse their taxes are going to go down! Then they can pay people more and there won’t be any need for tips! I can’t wait.</text:p>
      <text:p text:style-name="Standard"/>
      <text:p text:style-name="Standard">JOY</text:p>
      <text:p text:style-name="Standard">You really think that’s what’s going to happen?</text:p>
      <text:p text:style-name="Standard"/>
      <text:p text:style-name="Standard">POMPO</text:p>
      <text:p text:style-name="Standard">Oh definitely. Now that the right person is in charge we can finally recruit more of the right people and get rid of everyone who’s been dragging the rest of us down.</text:p>
      <text:p text:style-name="Standard"/>
      <text:p text:style-name="Standard">JOY</text:p>
      <text:p text:style-name="Standard">If you say so.</text:p>
      <text:p text:style-name="Standard"/>
      <text:p text:style-name="Standard">POMPO</text:p>
      <text:p text:style-name="Standard">I didn’t think you’d be interested in talking about this kind of stuff. Isn’t this nice? We can do this every day if you want!</text:p>
      <text:p text:style-name="Standard"/>
      <text:p text:style-name="Standard">JOY</text:p>
      <text:p text:style-name="Standard">Tempting offer, but I'll have to pass.</text:p>
      <text:p text:style-name="Standard"/>
      <text:p text:style-name="Standard">POMPO pauses.</text:p>
      <text:p text:style-name="Standard"/>
      <text:p text:style-name="Standard">POMPO</text:p>
      <text:p text:style-name="Standard">What do you mean you’ll have to pass?</text:p>
      <text:p text:style-name="Standard"/>
      <text:soft-page-break/>
      <text:p text:style-name="Standard">JOY</text:p>
      <text:p text:style-name="Standard">I mean that this thing is a one-time thing.</text:p>
      <text:p text:style-name="Standard"/>
      <text:p text:style-name="Standard">POMPO</text:p>
      <text:p text:style-name="Standard">One time? What, I'm not good enough for you?</text:p>
      <text:p text:style-name="Standard"/>
      <text:p text:style-name="Standard">JOY turns to WOE.</text:p>
      <text:p text:style-name="Standard"/>
      <text:p text:style-name="Standard">JOY</text:p>
      <text:p text:style-name="Standard">The FUCK did he just ask?</text:p>
      <text:p text:style-name="Standard"/>
      <text:p text:style-name="Standard">WOE</text:p>
      <text:p text:style-name="Standard">a) You're not into blowhards. Just tell him that. See how that goes.</text:p>
      <text:p text:style-name="Standard"># b) There's many fish in the sea! That's got to be new advice he's never heard before!</text:p>
      <text:p text:style-name="Standard"># c) I'm seeing someone. I'm definitely seeing someone.</text:p>
      <text:p text:style-name="Standard"/>
      <text:p text:style-name="Standard">JOY turns back.</text:p>
      <text:p text:style-name="Standard"/>
      <text:p text:style-name="Standard">JOY</text:p>
      <text:p text:style-name="Standard">a) Sorry, but I don't like the way you think and I don't like the way you talk--we wouldn't work. I think the world is complicated. You think the world is simple. It isn't.</text:p>
      <text:p text:style-name="Standard"># b) Sorry, I'm sure you're good enough for the right person, but I don't think that person is me.</text:p>
      <text:p text:style-name="Standard"># c) Sorry, I'm seeing someone.</text:p>
      <text:p text:style-name="Standard"/>
      <text:p text:style-name="Standard">POMPO</text:p>
      <text:p text:style-name="Standard">So now I'm stuck with the bill? Thanks a lot, feminism! Where's the equity here?</text:p>
      <text:p text:style-name="Standard"/>
      <text:p text:style-name="Standard">JOY gets up and walks offscreen (to pay the cash register for her coffee) and walks past POMPO. SHOPKEEPER approaches POMPO.</text:p>
      <text:p text:style-name="Standard"/>
      <text:p text:style-name="Standard">SHOPKEEPER</text:p>
      <text:p text:style-name="Standard">Your bill has been reduced by $4.50. Have a nice day, sir.</text:p>
      <text:p text:style-name="Standard"/>
      <text:p text:style-name="Standard">POMPO</text:p>
      <text:p text:style-name="Standard">...</text:p>
      <text:p text:style-name="Standard"/>
      <text:p text:style-name="Standard"/>
      <text:p text:style-name="Standard"/>
      <text:h text:style-name="P7" text:outline-level="3"><text:bookmark-start text:name="_c8l150entncr"/><text:bookmark-start text:name="_r37iqz4np8u4"/><text:bookmark-end text:name="_c8l150entncr"/><text:bookmark-end text:name="_r37iqz4np8u4"/><text:soft-page-break/>SCENE 52 - INT. HOME OF JOY - EVENING - JOY returns home in a huff.</text:h>
      <text:p text:style-name="Standard"/>
      <text:p text:style-name="Standard">JOY</text:p>
      <text:p text:style-name="Standard">I can't stand this. I can't fucking stand this.</text:p>
      <text:p text:style-name="Standard"/>
      <text:p text:style-name="Standard">JOY walks to the kitchen and starts preparing her dinner.</text:p>
      <text:p text:style-name="Standard"/>
      <text:p text:style-name="Standard">JOY</text:p>
      <text:p text:style-name="Standard">Why are there people like him in the world? Why?</text:p>
      <text:p text:style-name="Standard"/>
      <text:p text:style-name="Standard">WOE</text:p>
      <text:p text:style-name="Standard">a) You know why.</text:p>
      <text:p text:style-name="Standard">b) Death to men.</text:p>
      <text:p text:style-name="Standard">c) They're being emboldened.</text:p>
      <text:p text:style-name="Standard"/>
      <text:p text:style-name="Standard">JOY</text:p>
      <text:p text:style-name="Standard">a) Yeah, because nobody has ever told them no in their life! I get it.</text:p>
      <text:p text:style-name="Standard">b) But if I pulled that off, that's not a viable strategy for the existence of our species... plus illegal.</text:p>
      <text:p text:style-name="Standard">c) But what the hell am I supposed to do about that?</text:p>
      <text:p text:style-name="Standard"/>
      <text:p text:style-name="Standard">JOY</text:p>
      <text:p text:style-name="Standard">UGH! I fucked up--now when I come back tomorrow I'm going to have to deal with him and everyone's going to know and!!</text:p>
      <text:p text:style-name="Standard"/>
      <text:p text:style-name="Standard">JOY</text:p>
      <text:p text:style-name="Standard">Oh my god... did I do the right thing?</text:p>
      <text:p text:style-name="Standard"/>
      <text:p text:style-name="Standard">WOE</text:p>
      <text:p text:style-name="Standard">a) No.</text:p>
      <text:p text:style-name="Standard">b) Yes.</text:p>
      <text:p text:style-name="Standard"/>
      <text:p text:style-name="Standard">JOY</text:p>
      <text:p text:style-name="Standard">a) You're just trying to trick me.</text:p>
      <text:p text:style-name="Standard">b) Are you sure?</text:p>
      <text:p text:style-name="Standard"/>
      <text:p text:style-name="Standard">JOY</text:p>
      <text:p text:style-name="Standard">Sigh.</text:p>
      <text:p text:style-name="Standard"/>
      <text:p text:style-name="Standard">JOY finishes cooking her meal and starts warming it.</text:p>
      <text:p text:style-name="Standard"/>
      <text:p text:style-name="Standard">JOY</text:p>
      <text:p text:style-name="Standard">I'm just so done.</text:p>
      <text:p text:style-name="Standard"/>
      <text:soft-page-break/>
      <text:p text:style-name="Standard">JOY</text:p>
      <text:p text:style-name="Standard">a) You'll be fine.</text:p>
      <text:p text:style-name="Standard">b) If tomorrow even comes, it's just going to have even more crazy shit in it.</text:p>
      <text:p text:style-name="Standard"/>
      <text:p text:style-name="Standard">JOY</text:p>
      <text:p text:style-name="Standard">Yeah.</text:p>
      <text:p text:style-name="Standard"/>
      <text:p text:style-name="Standard">JOY pauses.</text:p>
      <text:p text:style-name="Standard"/>
      <text:p text:style-name="Standard">JOY</text:p>
      <text:p text:style-name="Standard">This is fine. I'll deal with tomorrow when it comes. We're ok. I'm ok. We're ok right?</text:p>
      <text:p text:style-name="Standard"/>
      <text:p text:style-name="Standard">JOY</text:p>
      <text:p text:style-name="Standard">a) Yes.</text:p>
      <text:p text:style-name="Standard">b) No.</text:p>
      <text:p text:style-name="Standard"/>
      <text:p text:style-name="Standard">JOY</text:p>
      <text:p text:style-name="Standard">We're ok. I'm ok. It's ok.</text:p>
      <text:p text:style-name="Standard"/>
      <text:p text:style-name="Standard"/>
      <text:p text:style-name="Standard">END ACT 1</text:p>
      <text:p text:style-name="Standard"/>
      <text:p text:style-name="Standard"/>
      <text:h text:style-name="P8" text:outline-level="2"><text:bookmark-start text:name="_56rvl8bvin0u"/><text:bookmark-start text:name="_sdzr7etihg0m"/><text:bookmark-end text:name="_56rvl8bvin0u"/><text:bookmark-end text:name="_sdzr7etihg0m"/><text:soft-page-break/>Act II</text:h>
      <text:p text:style-name="Standard"/>
      <text:p text:style-name="Standard"/>
      <text:p text:style-name="Standard"/>
      <text:h text:style-name="P9" text:outline-level="2"><text:bookmark-start text:name="_sbta1229jjgu"/><text:bookmark-start text:name="_4j8xl1uk5g9r"/><text:bookmark-end text:name="_sbta1229jjgu"/><text:bookmark-end text:name="_4j8xl1uk5g9r"/><text:soft-page-break/>Act III</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ris Carl</dc:creator>
    <meta:creation-date>2025-02-27T05:51:00Z</meta:creation-date>
    <dc:date>2025-02-27T05:52:00Z</dc:date>
    <meta:template xlink:href="Normal.dotm" xlink:type="simple"/>
    <meta:editing-cycles>2</meta:editing-cycles>
    <meta:editing-duration>PT60S</meta:editing-duration>
    <meta:document-statistic meta:page-count="12" meta:paragraph-count="10" meta:word-count="753" meta:character-count="5037" meta:row-count="35" meta:non-whitespace-character-count="4294"/>
  </office:meta>
</office:document-meta>
</file>